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6F0000010020A7C6A6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title">
      <style:graphic-properties fo:min-height="3.466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3.17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4.421cm" svg:x="1.4cm" svg:y="0.323cm" presentation:class="title" presentation:user-transformed="true">
          <draw:text-box>
            <text:p>Phy 121: 1D Motion, Problem Solving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Cody Petrie</text:p>
            <text:p/>
            <text:p>Mesa Community Colleg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6cm" svg:x="1.4cm" svg:y="0.8cm" presentation:class="title">
          <draw:text-box>
            <text:p>1D Motion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Motion is described by <text:s text:c="3"/>dgh <text:s/></text:p>
              </text:list-item>
            </text:list>
          </draw:text-box>
        </draw:frame>
        <draw:frame draw:style-name="gr2" draw:text-style-name="P2" draw:layer="layout" svg:width="0.835cm" svg:height="1.549cm" svg:x="19.231cm" svg:y="5.06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56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7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66F0000010020A7C6A6.png" xlink:type="simple" xlink:show="embed" xlink:actuate="onLoad"/>
      </draw:frame>
      <draw:frame presentation:style-name="BrightBlue-title" draw:layer="backgroundobjects" svg:width="19.5cm" svg:height="3.466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6T11:07:26.345894000</meta:creation-date>
    <dc:date>2017-08-26T13:11:06.255937000</dc:date>
    <meta:editing-duration>PT1H13M10S</meta:editing-duration>
    <meta:editing-cycles>6</meta:editing-cycles>
    <meta:generator>LibreOffice/4.4.2.2$MacOSX_X86_64 LibreOffice_project/c4c7d32d0d49397cad38d62472b0bc8acff48dd6</meta:generator>
    <meta:document-statistic meta:object-count="42"/>
  </office:meta>
</office:document-meta>
</file>

<file path=Object 1/content.xml><?xml version="1.0" encoding="utf-8"?>
<math xmlns="http://www.w3.org/1998/Math/MathML" display="block">
  <semantics>
    <mstyle mathsize="40pt">
      <mover accent="true">
        <mi>r</mi>
        <mo stretchy="true">⃗</mo>
      </mover>
    </mstyle>
    <annotation encoding="StarMath 5.0">size 40 { widevec {r} } </annotation>
  </semantics>
</math>
</file>